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88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14.864cm" fo:min-width="0.00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2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549cm" fo:min-width="0cm"/>
      <style:paragraph-properties style:writing-mode="lr-tb"/>
    </style:style>
    <style:style style:name="gr9" style:family="graphic" style:parent-style-name="Default_5f_3_5f_1">
      <style:graphic-properties draw:fill="solid" draw:fill-color="#ffd7d7" draw:textarea-horizontal-align="justify" draw:textarea-vertical-align="middle" draw:auto-grow-height="false" fo:min-height="0.472cm" fo:min-width="1.752cm"/>
    </style:style>
    <style:style style:name="gr10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52cm" fo:min-width="1.848cm"/>
      <style:paragraph-properties style:writing-mode="lr-tb"/>
    </style:style>
    <style:style style:name="gr1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55cm" fo:min-width="1.7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0.75cm" fo:min-width="2.239cm"/>
      <style:paragraph-properties style:writing-mode="lr-tb"/>
    </style:style>
    <style:style style:name="gr14" style:family="graphic" style:parent-style-name="Default_5f_3_5f_1">
      <style:graphic-properties draw:stroke="none" draw:fill="none" fo:min-height="0.712cm"/>
      <style:paragraph-properties style:writing-mode="lr-tb"/>
    </style:style>
    <style:style style:name="gr1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6" style:family="graphic" style:parent-style-name="standard">
      <style:graphic-properties draw:fill-color="#ff972f" draw:textarea-horizontal-align="justify" draw:textarea-vertical-align="middle" draw:auto-grow-height="false" fo:min-height="0.834cm" fo:min-width="5.584cm"/>
      <style:paragraph-properties style:writing-mode="lr-tb"/>
    </style:style>
    <style:style style:name="gr17" style:family="graphic" style:parent-style-name="Default_5f_3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492cm" fo:min-width="1.183cm" fo:wrap-option="no-wrap"/>
    </style:style>
    <style:style style:name="gr19" style:family="graphic" style:parent-style-name="standard">
      <style:graphic-properties draw:stroke="none" draw:fill="none" fo:min-height="0.55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92cm" fo:min-width="1.168cm" fo:wrap-option="no-wrap"/>
    </style:style>
    <style:style style:name="gr2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  <style:paragraph-properties style:writing-mode="lr-tb"/>
    </style:style>
    <style:style style:name="gr2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0.55cm" fo:min-width="1.3cm" fo:wrap-option="no-wrap"/>
    </style:style>
    <style:style style:name="gr3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2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734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95cm" fo:min-width="2.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0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88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5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55" style:family="graphic" style:parent-style-name="Default_5f_3_5f_1">
      <style:graphic-properties draw:fill="solid" draw:fill-color="#ffd7d7" draw:textarea-horizontal-align="justify" draw:textarea-vertical-align="middle" draw:auto-grow-height="false" fo:min-height="0.382cm" fo:min-width="1.762cm"/>
    </style:style>
    <style:style style:name="gr56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97cm" fo:min-width="1.848cm"/>
      <style:paragraph-properties style:writing-mode="lr-tb"/>
    </style:style>
    <style:style style:name="gr57" style:family="graphic" style:parent-style-name="Default_5f_3_5f_1">
      <style:graphic-properties draw:stroke="none" draw:fill="none" draw:opacity="100%" fo:min-height="0.704cm"/>
      <style:paragraph-properties style:writing-mode="lr-tb"/>
    </style:style>
    <style:style style:name="gr58" style:family="graphic" style:parent-style-name="standard">
      <style:graphic-properties draw:fill="solid" draw:fill-color="#b2b2b2" draw:opacity="100%" draw:textarea-horizontal-align="justify" draw:textarea-vertical-align="middle" draw:auto-grow-height="false" fo:min-height="3.144cm" fo:min-width="2.851cm"/>
    </style:style>
    <style:style style:name="gr59" style:family="graphic" style:parent-style-name="objectwithoutfill">
      <style:graphic-properties draw:fill="none" draw:opacity="100%" draw:textarea-vertical-align="middle"/>
    </style:style>
    <style:style style:name="gr6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73cm" fo:min-width="1.359cm"/>
    </style:style>
    <style:style style:name="gr6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62" style:family="graphic" style:parent-style-name="standard">
      <style:graphic-properties draw:fill-color="#729fcf" draw:textarea-horizontal-align="justify" draw:textarea-vertical-align="middle" draw:auto-grow-height="false" fo:min-height="0.834cm" fo:min-width="2.184cm"/>
      <style:paragraph-properties style:writing-mode="lr-tb"/>
    </style:style>
    <style:style style:name="gr63" style:family="graphic" style:parent-style-name="standard">
      <style:graphic-properties draw:fill-color="#ffa6a6" draw:textarea-horizontal-align="justify" draw:textarea-vertical-align="middle" draw:auto-grow-height="false" fo:min-height="0.834cm" fo:min-width="2.184cm"/>
    </style:style>
    <style:style style:name="gr64" style:family="graphic" style:parent-style-name="standard">
      <style:graphic-properties draw:stroke="none" draw:fill="none" fo:min-height="0.582cm"/>
      <style:paragraph-properties style:writing-mode="lr-tb"/>
    </style:style>
    <style:style style:name="gr65" style:family="graphic" style:parent-style-name="standard">
      <style:graphic-properties draw:fill-color="#ffffa6" draw:textarea-horizontal-align="justify" draw:textarea-vertical-align="middle" draw:auto-grow-height="false" fo:min-height="0.834cm" fo:min-width="2.184cm"/>
    </style:style>
    <style:style style:name="gr66" style:family="graphic" style:parent-style-name="standard">
      <style:graphic-properties draw:stroke="none" draw:fill="none" fo:min-height="0.581cm"/>
      <style:paragraph-properties style:writing-mode="lr-tb"/>
    </style:style>
    <style:style style:name="gr6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0" style:family="graphic" style:parent-style-name="standard">
      <style:graphic-properties draw:fill-color="#729fcf" draw:textarea-horizontal-align="justify" draw:textarea-vertical-align="middle" draw:auto-grow-height="false" fo:min-height="0.674cm" fo:min-width="1.472cm" fo:wrap-option="no-wrap"/>
      <style:paragraph-properties style:writing-mode="lr-tb"/>
    </style:style>
    <style:style style:name="gr71" style:family="graphic" style:parent-style-name="standard">
      <style:graphic-properties draw:fill="solid" draw:fill-color="#ffa6a6" draw:textarea-horizontal-align="justify" draw:textarea-vertical-align="middle" draw:auto-grow-height="false" fo:min-height="0.674cm" fo:min-width="1.472cm" fo:wrap-option="no-wra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7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81cm"/>
      <style:paragraph-properties style:writing-mode="lr-tb"/>
    </style:style>
    <style:style style:name="gr7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8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8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r7" style:family="presentation" style:parent-style-name="content-title">
      <style:graphic-properties fo:min-height="2.342cm"/>
      <style:paragraph-properties style:writing-mode="lr-tb"/>
    </style:style>
    <style:style style:name="pr8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4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/>
    </style:style>
    <style:style style:name="P10" style:family="paragraph">
      <loext:graphic-properties draw:fill="solid" draw:fill-color="#ffd7d7"/>
      <style:paragraph-properties fo:text-align="center"/>
      <style:text-properties style:font-name="OpenSans1"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OpenSans1"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 style:font-size-asian="14pt" style:font-size-complex="14pt"/>
    </style:style>
    <style:style style:name="P13" style:family="paragraph">
      <style:paragraph-properties fo:text-align="center" style:writing-mode="lr-tb"/>
      <style:text-properties style:font-name="OpenSans1" fo:font-size="14pt" style:font-size-asian="14pt" style:font-size-complex="14pt"/>
    </style:style>
    <style:style style:name="P14" style:family="paragraph">
      <loext:graphic-properties draw:fill-color="#729fcf"/>
      <style:paragraph-properties fo:text-align="center" style:writing-mode="lr-tb"/>
      <style:text-properties style:font-name="OpenSans1"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dee6ef"/>
      <style:paragraph-properties fo:text-align="center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OpenSans1" fo:font-size="14pt"/>
    </style:style>
    <style:style style:name="P20" style:family="paragraph">
      <loext:graphic-properties draw:fill-color="#ff972f"/>
      <style:paragraph-properties fo:text-align="center" style:writing-mode="lr-tb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style:font-name="OpenSans1"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color="#c9211e" loext:opacity="100%" style:font-name="OpenSans1" fo:font-size="18pt"/>
    </style:style>
    <style:style style:name="P26" style:family="paragraph">
      <loext:graphic-properties draw:fill="none"/>
      <style:paragraph-properties style:writing-mode="lr-tb"/>
      <style:text-properties fo:color="#b2b2b2" loext:opacity="100%" style:font-name="OpenSans1" fo:font-size="14pt"/>
    </style:style>
    <style:style style:name="P27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text-align="center" style:writing-mode="lr-tb"/>
      <style:text-properties fo:color="#ffff6d" loext:opacity="100%"/>
    </style:style>
    <style:style style:name="P32" style:family="paragraph">
      <loext:graphic-properties draw:fill="none"/>
      <style:paragraph-properties style:writing-mode="lr-tb"/>
      <style:text-properties fo:color="#cccccc" loext:opacity="100%" style:font-name="OpenSans1" fo:font-size="14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loext:graphic-properties draw:fill-color="#ff972f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4pt" style:font-size-asian="14pt" style:font-size-complex="14pt"/>
    </style:style>
    <style:style style:name="P36" style:family="paragraph">
      <loext:graphic-properties draw:fill="none" draw:opacity="100%"/>
      <style:paragraph-properties style:writing-mode="lr-tb"/>
      <style:text-properties style:font-name="OpenSans1" fo:font-size="14pt"/>
    </style:style>
    <style:style style:name="P37" style:family="paragraph">
      <loext:graphic-properties draw:fill="solid" draw:fill-color="#b2b2b2" draw:opacity="100%"/>
      <style:paragraph-properties fo:text-align="center"/>
    </style:style>
    <style:style style:name="P38" style:family="paragraph">
      <loext:graphic-properties draw:fill="none" draw:opacity="100%"/>
      <style:paragraph-properties fo:text-align="center"/>
    </style:style>
    <style:style style:name="P39" style:family="paragraph">
      <loext:graphic-properties draw:fill="solid" draw:fill-color="#ffffff" draw:opacity="100%"/>
      <style:paragraph-properties fo:text-align="center"/>
    </style:style>
    <style:style style:name="P40" style:family="paragraph">
      <loext:graphic-properties draw:fill-color="#ffa6a6"/>
      <style:paragraph-properties fo:text-align="center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loext:graphic-properties draw:fill-color="#ffffa6"/>
      <style:paragraph-properties fo:text-align="center"/>
    </style:style>
    <style:style style:name="P43" style:family="paragraph">
      <style:paragraph-properties fo:text-align="center" style:writing-mode="lr-tb"/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="solid" draw:fill-color="#ffa6a6"/>
      <style:paragraph-properties fo:text-align="center" style:writing-mode="lr-tb"/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P45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  <style:text-properties fo:color="#ff0000" loext:opacity="100%" style:font-name="OpenSans1"/>
    </style:style>
    <style:style style:name="P47" style:family="paragraph">
      <loext:graphic-properties draw:fill="none" draw:fill-color="#ffffff"/>
      <style:paragraph-properties style:writing-mode="lr-tb"/>
      <style:text-properties fo:color="#cccccc" loext:opacity="100%" style:font-name="OpenSans1" fo:font-size="14pt" style:font-size-asian="14pt" style:font-size-complex="14pt"/>
    </style:style>
    <style:style style:name="P48" style:family="paragraph">
      <loext:graphic-properties draw:fill="none" draw:fill-color="#ffffff"/>
      <style:paragraph-properties style:writing-mode="lr-tb"/>
      <style:text-properties fo:color="#1c1c1c" loext:opacity="100%" style:font-name="OpenSans1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/>
    </style:style>
    <style:style style:name="T3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5" style:family="text">
      <style:text-properties style:font-name="Open sans1" fo:font-size="18pt"/>
    </style:style>
    <style:style style:name="T6" style:family="text">
      <style:text-properties style:font-name="OpenSans1" fo:font-size="12pt" style:font-size-asian="12pt" style:font-size-complex="12pt"/>
    </style:style>
    <style:style style:name="T7" style:family="text">
      <style:text-properties style:font-name="Open sans1" fo:font-size="18pt" style:font-size-asian="14pt" style:font-size-complex="14pt"/>
    </style:style>
    <style:style style:name="T8" style:family="text">
      <style:text-properties style:font-name="OpenSans1" fo:font-size="14pt" style:font-size-asian="14pt" style:font-size-complex="14pt"/>
    </style:style>
    <style:style style:name="T9" style:family="text">
      <style:text-properties style:font-name="OpenSans1" fo:font-size="14pt"/>
    </style:style>
    <style:style style:name="T10" style:family="text">
      <style:text-properties fo:color="#c9211e" loext:opacity="100%" style:font-name="OpenSans1" fo:font-size="18pt" style:text-underline-style="none" style:font-size-asian="18pt" style:font-size-complex="18pt"/>
    </style:style>
    <style:style style:name="T11" style:family="text">
      <style:text-properties fo:color="#c9211e" loext:opacity="100%" style:font-name="OpenSans1" fo:font-size="18pt" style:font-size-asian="18pt" style:font-size-complex="18pt"/>
    </style:style>
    <style:style style:name="T12" style:family="text">
      <style:text-properties fo:color="#b2b2b2" loext:opacity="100%" style:font-name="OpenSans1" fo:font-size="14pt"/>
    </style:style>
    <style:style style:name="T13" style:family="text">
      <style:text-properties fo:color="#ce181e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ffff6d" loext:opacity="100%"/>
    </style:style>
    <style:style style:name="T17" style:family="text">
      <style:text-properties fo:color="#111111" loext:opacity="100%"/>
    </style:style>
    <style:style style:name="T18" style:family="text">
      <style:text-properties fo:color="#cccccc" loext:opacity="100%" style:font-name="OpenSans1" fo:font-size="14pt"/>
    </style:style>
    <style:style style:name="T19" style:family="text">
      <style:text-properties fo:font-size="18pt"/>
    </style:style>
    <style:style style:name="T20" style:family="text">
      <style:text-properties style:font-name="Open sans1" fo:font-size="14pt" style:font-size-asian="14pt" style:font-size-complex="14pt"/>
    </style:style>
    <style:style style:name="T21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0000" loext:opacity="100%" style:font-name="OpenSans1"/>
    </style:style>
    <style:style style:name="T23" style:family="text">
      <style:text-properties fo:color="#cccccc" loext:opacity="100%" style:font-name="OpenSans1" fo:font-size="14pt" style:font-size-asian="14pt" style:font-size-complex="14pt"/>
    </style:style>
    <style:style style:name="T24" style:family="text">
      <style:text-properties fo:color="#1c1c1c" loext:opacity="100%"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Types of Que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2">Types of 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3">Data Structure –Queue </text:span><text:span text:style-name="T4"><text:line-break/></text:span><text:span text:style-name="T4">Types of Queue</text:span></text:p>
          </draw:text-box>
        </draw:frame>
        <draw:frame draw:style-name="gr3" draw:text-style-name="P6" xml:id="id2" draw:id="id2" draw:layer="layout" svg:width="2.288cm" svg:height="1.115cm" svg:x="12.712cm" svg:y="4.185cm">
          <draw:text-box>
            <text:p><text:span text:style-name="T2">Types</text:span></text:p>
          </draw:text-box>
        </draw:frame>
        <draw:custom-shape draw:style-name="gr4" draw:text-style-name="P7" xml:id="id3" draw:id="id3" draw:layer="layout" svg:width="1.542cm" svg:height="16cm" draw:transform="rotate (-1.5707963267949) translate (21.8cm 5.4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xml:id="id4" draw:id="id4" draw:layer="layout" svg:width="2.551cm" svg:height="1.115cm" svg:x="4.91cm" svg:y="6.985cm">
          <draw:text-box>
            <text:p><text:span text:style-name="T2">Linear</text:span></text:p>
          </draw:text-box>
        </draw:frame>
        <draw:frame draw:style-name="gr6" draw:text-style-name="P6" xml:id="id5" draw:id="id5" draw:layer="layout" svg:width="4.02cm" svg:height="1.115cm" svg:x="20.38cm" svg:y="6.885cm">
          <draw:text-box>
            <text:p><text:span text:style-name="T2">Circul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7" draw:text-style-name="P9" draw:layer="layout" svg:width="12.93cm" svg:height="1.8cm" svg:x="1.77cm" svg:y="8.8cm">
          <draw:text-box>
            <text:list text:style-name="L4">
              <text:list-item>
                <text:p xml:id="id6" text:id="id6" text:style-name="P8"><text:span text:style-name="T5">In Linear Queue ,the data is arranged in Sequential manner</text:span></text:p>
              </text:list-item>
            </text:list>
          </draw:text-box>
        </draw:frame>
        <draw:frame draw:style-name="gr8" draw:text-style-name="P9" draw:layer="layout" svg:width="10.53cm" svg:height="2.799cm" svg:x="16.87cm" svg:y="8.801cm">
          <draw:text-box>
            <text:list text:style-name="L4">
              <text:list-item>
                <text:p xml:id="id7" text:id="id7" text:style-name="P8"><text:span text:style-name="T5">In Circular Queue,the data is arranged in circular manner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3">Data Structure –Queue </text:span><text:span text:style-name="T4"><text:line-break/></text:span><text:span text:style-name="T4">Types of Queue</text:span></text:p>
          </draw:text-box>
        </draw:frame>
        <draw:frame draw:style-name="gr3" draw:text-style-name="P6" draw:layer="layout" svg:width="2.288cm" svg:height="1.115cm" svg:x="12.712cm" svg:y="4.185cm">
          <draw:text-box>
            <text:p><text:span text:style-name="T2">Types</text:span></text:p>
          </draw:text-box>
        </draw:frame>
        <draw:custom-shape draw:style-name="gr4" draw:text-style-name="P7" draw:layer="layout" svg:width="1.542cm" svg:height="16cm" draw:transform="rotate (-1.5707963267949) translate (21.8cm 5.4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2.551cm" svg:height="1.115cm" svg:x="4.91cm" svg:y="6.985cm">
          <draw:text-box>
            <text:p><text:span text:style-name="T2">Linear</text:span></text:p>
          </draw:text-box>
        </draw:frame>
        <draw:frame draw:style-name="gr6" draw:text-style-name="P6" draw:layer="layout" svg:width="4.02cm" svg:height="1.115cm" svg:x="20.38cm" svg:y="6.885cm">
          <draw:text-box>
            <text:p><text:span text:style-name="T2">Circul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xml:id="id8" text:id="id8"><text:span text:style-name="T3">Data Structure –Queue </text:span><text:span text:style-name="T4"><text:line-break/></text:span><text:span text:style-name="T4">Linear Queue</text:span></text:p>
          </draw:text-box>
        </draw:frame>
        <draw:g xml:id="id10" draw:id="id10"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11" draw:text-style-name="P12" draw:layer="layout" svg:width="7.984cm" svg:height="0.988cm" svg:x="1.616cm" svg:y="3.289cm">
          <draw:text-box>
            <text:list text:style-name="L4">
              <text:list-item>
                <text:p xml:id="id9" text:id="id9" text:style-name="P8"><text:span text:style-name="T7">int arr[SIZE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12" draw:text-style-name="P14" xml:id="id12" draw:id="id12" draw:layer="layout" svg:width="2.2cm" svg:height="0.8cm" svg:x="3.4cm" svg:y="11.4cm">
          <text:p text:style-name="P13"><text:span text:style-name="T8">rear=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3" draw:id="id13" draw:layer="layout" svg:width="2.2cm" svg:height="0.8cm" svg:x="6.8cm" svg:y="11.4cm">
          <text:p text:style-name="P13"><text:span text:style-name="T8">front=-1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 xml:id="id11" draw:id="id11"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15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xml:id="id14" draw:id="id14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8.7cm" svg:y="8.6cm">
          <draw:text-box>
            <text:p xml:id="id16" text:id="id16"><text:span text:style-name="T9">10</text:span></text:p>
          </draw:text-box>
        </draw:frame>
        <draw:g>
          <draw:custom-shape draw:style-name="gr18" draw:text-style-name="P21" draw:layer="layout" svg:width="1.817cm" svg:height="0.8cm" svg:x="8.429cm" svg:y="7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8.2cm" svg:y="6.996cm">
            <draw:text-box>
              <text:p><text:span text:style-name="T6"><text:s/></text:span><text:span text:style-name="T6">rear=0</text:span></text:p>
            </draw:text-box>
          </draw:frame>
        </draw:g>
        <draw:g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1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15" text:id="id15">enqueue(10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1.6cm" svg:y="8.637cm">
          <draw:text-box>
            <text:p xml:id="id20" text:id="id20"><text:span text:style-name="T9">20</text:span></text:p>
          </draw:text-box>
        </draw:frame>
        <draw:g xml:id="id18" draw:id="id18">
          <draw:custom-shape draw:style-name="gr18" draw:text-style-name="P21" draw:layer="layout" svg:width="1.817cm" svg:height="0.8cm" svg:x="8.429cm" svg:y="7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8.2cm" svg:y="6.996cm">
            <draw:text-box>
              <text:p><text:span text:style-name="T6"><text:s/></text:span><text:span text:style-name="T6">rear=0</text:span></text:p>
            </draw:text-box>
          </draw:frame>
        </draw:g>
        <draw:g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frame draw:style-name="gr17" draw:text-style-name="P19" draw:layer="layout" svg:width="1.2cm" svg:height="0.963cm" svg:x="8.7cm" svg:y="8.601cm">
          <draw:text-box>
            <text:p><text:span text:style-name="T9">10</text:span></text:p>
          </draw:text-box>
        </draw:frame>
        <draw:g xml:id="id19" draw:id="id19">
          <draw:custom-shape draw:style-name="gr18" draw:text-style-name="P21" draw:layer="layout" svg:width="1.817cm" svg:height="0.8cm" svg:x="11.362cm" svg:y="6.99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1.133cm" svg:y="6.994cm">
            <draw:text-box>
              <text:p><text:span text:style-name="T6"><text:s/></text:span><text:span text:style-name="T6">rear=1</text:span></text:p>
            </draw:text-box>
          </draw:frame>
        </draw:g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3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17" text:id="id17">enqueue(20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4.282cm" svg:y="8.605cm">
          <draw:text-box>
            <text:p xml:id="id24" text:id="id24"><text:span text:style-name="T9">30</text:span></text:p>
          </draw:text-box>
        </draw:frame>
        <draw:g xml:id="id23" draw:id="id23">
          <draw:custom-shape draw:style-name="gr18" draw:text-style-name="P21" draw:layer="layout" svg:width="1.817cm" svg:height="0.8cm" svg:x="14.363cm" svg:y="7.032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4.134cm" svg:y="7.028cm">
            <draw:text-box>
              <text:p><text:span text:style-name="T6"><text:s/></text:span><text:span text:style-name="T6">rear=2</text:span></text:p>
            </draw:text-box>
          </draw:frame>
        </draw:g>
        <draw:g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frame draw:style-name="gr17" draw:text-style-name="P19" draw:layer="layout" svg:width="1.2cm" svg:height="0.963cm" svg:x="8.7cm" svg:y="8.601cm">
          <draw:text-box>
            <text:p><text:span text:style-name="T9">10</text:span></text:p>
          </draw:text-box>
        </draw:frame>
        <draw:g xml:id="id22" draw:id="id22">
          <draw:custom-shape draw:style-name="gr18" draw:text-style-name="P21" draw:layer="layout" svg:width="1.817cm" svg:height="0.8cm" svg:x="11.362cm" svg:y="6.99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1.133cm" svg:y="6.994cm">
            <draw:text-box>
              <text:p><text:span text:style-name="T6"><text:s/></text:span><text:span text:style-name="T6">rear=1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><text:span text:style-name="T9">20</text:span></text:p>
          </draw:text-box>
        </draw:frame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4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21" text:id="id21">enqueue(30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 xml:id="id28" text:id="id28"><text:span text:style-name="T9">40</text:span></text:p>
          </draw:text-box>
        </draw:frame>
        <draw:g xml:id="id26" draw:id="id26">
          <draw:custom-shape draw:style-name="gr18" draw:text-style-name="P21" draw:layer="layout" svg:width="1.817cm" svg:height="0.8cm" svg:x="14.363cm" svg:y="7.032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4.134cm" svg:y="7.028cm">
            <draw:text-box>
              <text:p><text:span text:style-name="T6"><text:s/></text:span><text:span text:style-name="T6">rear=2</text:span></text:p>
            </draw:text-box>
          </draw:frame>
        </draw:g>
        <draw:g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frame draw:style-name="gr17" draw:text-style-name="P19" draw:layer="layout" svg:width="1.2cm" svg:height="0.963cm" svg:x="8.7cm" svg:y="8.601cm">
          <draw:text-box>
            <text:p><text:span text:style-name="T9">10</text:span></text:p>
          </draw:text-box>
        </draw:frame>
        <draw:g xml:id="id27" draw:id="id27">
          <draw:custom-shape draw:style-name="gr18" draw:text-style-name="P21" draw:layer="layout" svg:width="1.817cm" svg:height="0.8cm" svg:x="16.863cm" svg:y="7.0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7.0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><text:span text:style-name="T9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5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25" text:id="id25">enqueue(4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><text:span text:style-name="T9">40</text:span></text:p>
          </draw:text-box>
        </draw:frame>
        <draw:g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g xml:id="id32" draw:id="id32">
          <draw:frame draw:style-name="gr26" draw:text-style-name="P24" draw:layer="layout" svg:width="4.863cm" svg:height="1.411cm" svg:x="20cm" svg:y="3.2cm">
            <draw:text-box>
              <text:p text:style-name="P18"><text:span text:style-name="T10">Queue is</text:span><text:span text:style-name="T11"> full </text:span></text:p>
            </draw:text-box>
          </draw:frame>
          <draw:line draw:style-name="gr27" draw:text-style-name="P25" draw:layer="layout" svg:x1="20.278cm" svg:y1="4cm" svg:x2="22.362cm" svg:y2="4cm">
            <text:p/>
          </draw:line>
        </draw:g>
        <draw:frame draw:style-name="gr17" draw:text-style-name="P19" draw:layer="layout" svg:width="1.2cm" svg:height="0.963cm" svg:x="8.7cm" svg:y="8.601cm">
          <draw:text-box>
            <text:p><text:span text:style-name="T9">10</text:span></text:p>
          </draw:text-box>
        </draw:frame>
        <draw:g xml:id="id30" draw:id="id30">
          <draw:custom-shape draw:style-name="gr18" draw:text-style-name="P21" draw:layer="layout" svg:width="1.817cm" svg:height="0.8cm" svg:x="16.863cm" svg:y="7.0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7.0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><text:span text:style-name="T9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 xml:id="id31" draw:id="id31"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8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29" text:id="id29">enqueue(50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30" smil:keySplines="0,0;0.2,0.5;0.8,0.5;1,0" smil:type="fade" smil:subtype="crossfade" smil:mode="out"/>
                  <anim:animateTransform smil:dur="0.0625s" smil:fill="hold" smil:autoReverse="true" smil:targetElement="id30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1" smil:keySplines="0,0;0.2,0.5;0.8,0.5;1,0" smil:type="fade" smil:subtype="crossfade" smil:mode="out"/>
                  <anim:animateTransform smil:dur="0.25s" smil:fill="hold" smil:autoReverse="true" smil:targetElement="id31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><text:span text:style-name="T9">40</text:span></text:p>
          </draw:text-box>
        </draw:frame>
        <draw:g xml:id="id34" draw:id="id34">
          <draw:custom-shape draw:style-name="gr20" draw:text-style-name="P21" draw:layer="layout" svg:width="1.8cm" svg:height="0.8cm" svg:x="8.5cm" svg:y="10.8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8.311cm" svg:y="10.8cm">
            <draw:text-box>
              <text:p><text:span text:style-name="T6">front=0</text:span></text:p>
            </draw:text-box>
          </draw:frame>
        </draw:g>
        <draw:frame draw:style-name="gr17" draw:text-style-name="P19" draw:layer="layout" svg:width="1.2cm" svg:height="0.963cm" svg:x="8.7cm" svg:y="8.601cm">
          <draw:text-box>
            <text:p xml:id="id36" text:id="id36"><text:span text:style-name="T9">10</text:span></text:p>
          </draw:text-box>
        </draw:frame>
        <draw:g>
          <draw:custom-shape draw:style-name="gr18" draw:text-style-name="P21" draw:layer="layout" svg:width="1.817cm" svg:height="0.8cm" svg:x="16.863cm" svg:y="7.0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7.0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><text:span text:style-name="T9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 xml:id="id35" draw:id="id35">
          <draw:custom-shape draw:style-name="gr20" draw:text-style-name="P21" draw:layer="layout" svg:width="1.8cm" svg:height="0.8cm" svg:x="11.338cm" svg:y="10.767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11.149cm" svg:y="10.767cm">
            <draw:text-box>
              <text:p><text:span text:style-name="T6">front=1</text:span></text:p>
            </draw:text-box>
          </draw:frame>
        </draw:g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29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33" text:id="id33">dequeue(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6" anim:sub-item="text" smil:attributeName="color" smil:to="#b2b2b2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><text:span text:style-name="T9">40</text:span></text:p>
          </draw:text-box>
        </draw:frame>
        <draw:g xml:id="id38" draw:id="id38">
          <draw:custom-shape draw:style-name="gr20" draw:text-style-name="P21" draw:layer="layout" svg:width="1.8cm" svg:height="0.8cm" svg:x="14.175cm" svg:y="10.737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13.986cm" svg:y="10.737cm">
            <draw:text-box>
              <text:p><text:span text:style-name="T6">front=2</text:span></text:p>
            </draw:text-box>
          </draw:frame>
        </draw:g>
        <draw:frame draw:style-name="gr17" draw:text-style-name="P26" draw:layer="layout" svg:width="1.2cm" svg:height="0.963cm" svg:x="8.7cm" svg:y="8.601cm">
          <draw:text-box>
            <text:p><text:span text:style-name="T12">10</text:span></text:p>
          </draw:text-box>
        </draw:frame>
        <draw:g>
          <draw:custom-shape draw:style-name="gr18" draw:text-style-name="P21" draw:layer="layout" svg:width="1.817cm" svg:height="0.8cm" svg:x="16.863cm" svg:y="7.0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7.0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 xml:id="id40" text:id="id40"><text:span text:style-name="T9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 xml:id="id39" draw:id="id39">
          <draw:custom-shape draw:style-name="gr20" draw:text-style-name="P21" draw:layer="layout" svg:width="1.8cm" svg:height="0.8cm" svg:x="11.338cm" svg:y="10.767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11.149cm" svg:y="10.767cm">
            <draw:text-box>
              <text:p><text:span text:style-name="T6">front=1</text:span></text:p>
            </draw:text-box>
          </draw:frame>
        </draw:g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30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37" text:id="id37">dequeue(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0" anim:sub-item="text" smil:attributeName="color" smil:to="#b2b2b2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><text:span text:style-name="T9">40</text:span></text:p>
          </draw:text-box>
        </draw:frame>
        <draw:g xml:id="id42" draw:id="id42">
          <draw:custom-shape draw:style-name="gr31" draw:text-style-name="P21" draw:layer="layout" svg:width="1.8cm" svg:height="0.8cm" svg:x="20.6cm" svg:y="10.4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20.411cm" svg:y="10.4cm">
            <draw:text-box>
              <text:p><text:span text:style-name="T6">front=4</text:span></text:p>
            </draw:text-box>
          </draw:frame>
        </draw:g>
        <draw:frame draw:style-name="gr17" draw:text-style-name="P26" draw:layer="layout" svg:width="1.2cm" svg:height="0.963cm" svg:x="8.7cm" svg:y="8.601cm">
          <draw:text-box>
            <text:p><text:span text:style-name="T12">10</text:span></text:p>
          </draw:text-box>
        </draw:frame>
        <draw:g>
          <draw:custom-shape draw:style-name="gr18" draw:text-style-name="P21" draw:layer="layout" svg:width="1.817cm" svg:height="0.8cm" svg:x="16.863cm" svg:y="7.0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7.0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19" draw:layer="layout" svg:width="1.2cm" svg:height="0.963cm" svg:x="11.6cm" svg:y="8.638cm">
          <draw:text-box>
            <text:p xml:id="id43" text:id="id43"><text:span text:style-name="T9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32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20" draw:layer="layout" svg:width="6.2cm" svg:height="1.2cm" svg:x="1.903cm" svg:y="4.803cm">
          <text:p text:style-name="P16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41" text:id="id41">dequeue()</text:p>
          </draw:text-box>
        </draw:frame>
        <draw:frame draw:style-name="gr33" draw:text-style-name="P27" draw:layer="layout" svg:width="5.015cm" svg:height="0.962cm" svg:x="20.8cm" svg:y="3.2cm">
          <draw:text-box>
            <text:p><text:span text:style-name="T13">Queue is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3" anim:sub-item="text" smil:attributeName="color" smil:to="#b2b2b2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7" draw:text-style-name="P18" draw:layer="layout" svg:width="25.199cm" svg:height="2.342cm" svg:x="0.4cm" svg:y="0.128cm" presentation:class="title">
          <draw:text-box>
            <text:p>Algorithm : </text:p>
          </draw:text-box>
        </draw:frame>
        <draw:frame draw:style-name="gr34" draw:text-style-name="P23" draw:layer="layout" svg:width="7.844cm" svg:height="4.517cm" svg:x="0.2cm" svg:y="2cm">
          <draw:text-box>
            <text:p>typedef struct</text:p>
            <text:p>{</text:p>
            <text:p><text:tab/>unsigned int capacity;</text:p>
            <text:p><text:tab/>int front , rear;</text:p>
            <text:p><text:tab/>int *items;</text:p>
            <text:p>}Queue_t;</text:p>
          </draw:text-box>
        </draw:frame>
        <draw:custom-shape draw:style-name="gr35" draw:text-style-name="P16" draw:layer="layout" svg:width="2.8cm" svg:height="1.4cm" svg:x="14.4cm" svg:y="3.8cm">
          <text:p text:style-name="P16">100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8cm" svg:height="1.4cm" svg:x="14.6cm" svg:y="6.8cm">
          <text:p text:style-name="P16">4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8cm" svg:height="1.4cm" svg:x="14.8cm" svg:y="9.6cm">
          <text:p text:style-name="P16">-1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.8cm" svg:height="1.4cm" svg:x="15cm" svg:y="12.4cm">
          <text:p text:style-name="P16">-1</text:p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.8cm" svg:height="1.4cm" svg:x="20.2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.8cm" svg:height="1.4cm" svg:x="20.2cm" svg:y="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.8cm" svg:height="1.4cm" svg:x="20.2cm" svg:y="7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.8cm" svg:height="1.4cm" svg:x="20.2cm" svg:y="9.2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2.995cm" svg:height="0.962cm" svg:x="20.387cm" svg:y="3.238cm">
          <draw:text-box>
            <text:p>SIZE = 4</text:p>
          </draw:text-box>
        </draw:frame>
        <draw:frame draw:style-name="gr38" draw:text-style-name="P23" draw:layer="layout" svg:width="2.018cm" svg:height="0.962cm" svg:x="14.782cm" svg:y="2.838cm">
          <draw:text-box>
            <text:p>items</text:p>
          </draw:text-box>
        </draw:frame>
        <draw:frame draw:style-name="gr39" draw:text-style-name="P23" draw:layer="layout" svg:width="2.826cm" svg:height="0.962cm" svg:x="14.8cm" svg:y="6cm">
          <draw:text-box>
            <text:p>capacity</text:p>
          </draw:text-box>
        </draw:frame>
        <draw:frame draw:style-name="gr40" draw:text-style-name="P23" draw:layer="layout" svg:width="1.628cm" svg:height="0.962cm" svg:x="15cm" svg:y="8.638cm">
          <draw:text-box>
            <text:p>rear</text:p>
          </draw:text-box>
        </draw:frame>
        <draw:frame draw:style-name="gr41" draw:text-style-name="P23" draw:layer="layout" svg:width="1.772cm" svg:height="0.962cm" svg:x="15.4cm" svg:y="11.4cm">
          <draw:text-box>
            <text:p>front</text:p>
          </draw:text-box>
        </draw:frame>
        <draw:frame draw:style-name="gr42" draw:text-style-name="P23" draw:layer="layout" svg:width="2.403cm" svg:height="0.962cm" svg:x="20.2cm" svg:y="11.2cm">
          <draw:text-box>
            <text:p>Queue</text:p>
          </draw:text-box>
        </draw:frame>
        <draw:frame draw:style-name="gr43" draw:text-style-name="P29" draw:layer="layout" svg:width="8.469cm" svg:height="0.962cm" svg:x="0.4cm" svg:y="7.438cm">
          <draw:text-box>
            <text:p><text:span text:style-name="T14">create_queue(Queue_t *Q)</text:span></text:p>
          </draw:text-box>
        </draw:frame>
        <draw:frame draw:style-name="gr44" draw:text-style-name="P23" draw:layer="layout" svg:width="12.254cm" svg:height="5.228cm" svg:x="0.346cm" svg:y="8.772cm">
          <draw:text-box>
            <text:p>Q- &gt; items = Memalloc(sizeof(int) * SIZE);</text:p>
            <text:p>if(Q - &gt;items = NULL)</text:p>
            <text:p><text:tab/>return e_failure;</text:p>
            <text:p>Q- &gt; capacity = SIZE ;</text:p>
            <text:p>Q - &gt; rear = -1 ;</text:p>
            <text:p>Q - &gt; front = -1;</text:p>
            <text:p>return e_true;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>
        <office:forms form:automatic-focus="false" form:apply-design-mode="false"/>
        <draw:frame draw:style-name="gr45" draw:text-style-name="P23" draw:layer="layout" svg:width="10.234cm" svg:height="6.65cm" svg:x="0.4cm" svg:y="0.217cm">
          <draw:text-box>
            <text:p><text:span text:style-name="T15">Enqueue( Queue_t *Q , int data)</text:span></text:p>
            <text:p><text:span text:style-name="T15"/></text:p>
            <text:p>1.if(Q - &gt; rear = Q - &gt; capacity – 1)</text:p>
            <text:p><text:tab/>return Q_FULL;</text:p>
            <text:p>2.if(Q - &gt; front = -1)</text:p>
            <text:p><text:tab/>Q - &gt; front = 0;</text:p>
            <text:p>3.Q - &gt; rear++;</text:p>
            <text:p><text:s text:c="3"/>Q - &gt; items[Q - &gt; rear] = data;</text:p>
            <text:p><text:s text:c="4"/>return e_true;</text:p>
          </draw:text-box>
        </draw:frame>
        <draw:custom-shape draw:style-name="gr46" draw:text-style-name="P31" draw:layer="layout" svg:width="2.6cm" svg:height="1.2cm" svg:x="21.2cm" svg:y="0.6cm">
          <text:p text:style-name="P31"><text:span text:style-name="T16">40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6cm" svg:height="1.2cm" svg:x="21.2cm" svg:y="1.8cm">
          <text:p text:style-name="P31"><text:span text:style-name="T16">30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6cm" svg:height="1.2cm" svg:x="21.2cm" svg:y="3cm">
          <text:p text:style-name="P3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6cm" svg:height="1.2cm" svg:x="21.2cm" svg:y="4.2cm">
          <text:p text:style-name="P31"><text:span text:style-name="T16">10</text:span></text:p>
          <draw:enhanced-geometry svg:viewBox="0 0 21600 21600" draw:type="rectangle" draw:enhanced-path="M 0 0 L 21600 0 21600 21600 0 21600 0 0 Z N"/>
        </draw:custom-shape>
        <draw:frame draw:style-name="gr47" draw:text-style-name="P23" draw:layer="layout" svg:width="3.906cm" svg:height="2.384cm" svg:x="23cm" svg:y="8cm">
          <draw:text-box>
            <text:p>rear = 3</text:p>
            <text:p>front = 4</text:p>
            <text:p>capacity = 4</text:p>
          </draw:text-box>
        </draw:frame>
        <draw:frame draw:style-name="gr37" draw:text-style-name="P23" draw:layer="layout" svg:width="2.995cm" svg:height="0.962cm" svg:x="16.4cm" svg:y="0.8cm">
          <draw:text-box>
            <text:p>SIZE = 4</text:p>
          </draw:text-box>
        </draw:frame>
        <draw:frame draw:style-name="gr48" draw:text-style-name="P23" draw:layer="layout" svg:width="2.725cm" svg:height="0.962cm" svg:x="24.2cm" svg:y="4.6cm">
          <draw:text-box>
            <text:p>items[0]</text:p>
          </draw:text-box>
        </draw:frame>
        <draw:frame draw:style-name="gr48" draw:text-style-name="P23" draw:layer="layout" svg:width="2.725cm" svg:height="0.962cm" svg:x="24.075cm" svg:y="3.238cm">
          <draw:text-box>
            <text:p>items[1]</text:p>
          </draw:text-box>
        </draw:frame>
        <draw:frame draw:style-name="gr48" draw:text-style-name="P23" draw:layer="layout" svg:width="2.725cm" svg:height="0.962cm" svg:x="24.075cm" svg:y="1.8cm">
          <draw:text-box>
            <text:p>items[2]</text:p>
          </draw:text-box>
        </draw:frame>
        <draw:frame draw:style-name="gr48" draw:text-style-name="P23" draw:layer="layout" svg:width="2.725cm" svg:height="0.962cm" svg:x="24cm" svg:y="0.638cm">
          <draw:text-box>
            <text:p>items[3]</text:p>
          </draw:text-box>
        </draw:frame>
        <draw:frame draw:style-name="gr49" draw:text-style-name="P23" draw:layer="layout" svg:width="13.717cm" svg:height="3.806cm" svg:x="0.283cm" svg:y="7cm">
          <draw:text-box>
            <text:p><text:span text:style-name="T15">Dequeue(Queue_t *Q , int *element)</text:span></text:p>
            <text:p><text:span text:style-name="T15"/></text:p>
            <text:p><text:span text:style-name="T17"/></text:p>
            <text:p><text:span text:style-name="T15"/></text:p>
            <text:p/>
          </draw:text-box>
        </draw:frame>
        <draw:frame draw:style-name="gr50" draw:text-style-name="P23" draw:layer="layout" svg:width="14.387cm" svg:height="5.228cm" svg:x="0.6cm" svg:y="8.6cm">
          <draw:text-box>
            <text:p>1.If( Q - &gt; rear = -1 <text:s text:c="2"/>OR Q - &gt; front <text:s/>&gt; <text:s/>Q - &gt; rear)</text:p>
            <text:p><text:tab/>Q - &gt; rear = -1;</text:p>
            <text:p><text:tab/>Q - &gt; front = -1; </text:p>
            <text:p><text:s/><text:tab/>return Q_empty;</text:p>
            <text:p>2.*element = Q - &gt; items [ Q- &gt; front] ;</text:p>
            <text:p><text:s text:c="3"/>Q - &gt; front = Q -&gt; front +1;</text:p>
            <text:p><text:s text:c="3"/>return e_true;</text:p>
          </draw:text-box>
        </draw:frame>
        <draw:frame draw:style-name="gr51" draw:text-style-name="P23" draw:layer="layout" svg:width="4.185cm" svg:height="0.962cm" svg:x="15.4cm" svg:y="2.8cm">
          <draw:text-box>
            <text:p>element = 40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Linear Queue</text:span></text:p>
          </draw:text-box>
        </draw:frame>
        <draw:g>
          <draw:custom-shape draw:style-name="gr13" draw:text-style-name="P17" draw:layer="layout" svg:width="2.739cm" svg:height="1cm" svg:x="8.031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0.77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3.509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2.739cm" svg:height="1cm" svg:x="16.248cm" svg:y="8.5cm">
            <text:p text:style-name="P16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9" draw:layer="layout" svg:width="3.23cm" svg:height="0.962cm" svg:x="8.37cm" svg:y="9.5cm">
            <draw:text-box>
              <text:p text:style-name="P18"><text:span text:style-name="T9">arr[0]</text:span></text:p>
            </draw:text-box>
          </draw:frame>
          <draw:frame draw:style-name="gr14" draw:text-style-name="P19" draw:layer="layout" svg:width="3.23cm" svg:height="0.962cm" svg:x="11.27cm" svg:y="9.5cm">
            <draw:text-box>
              <text:p text:style-name="P18"><text:span text:style-name="T9">arr[1]</text:span></text:p>
            </draw:text-box>
          </draw:frame>
          <draw:frame draw:style-name="gr14" draw:text-style-name="P19" draw:layer="layout" svg:width="3.23cm" svg:height="0.962cm" svg:x="14.001cm" svg:y="9.5cm">
            <draw:text-box>
              <text:p text:style-name="P18"><text:span text:style-name="T9">arr[2]</text:span></text:p>
            </draw:text-box>
          </draw:frame>
          <draw:frame draw:style-name="gr14" draw:text-style-name="P19" draw:layer="layout" svg:width="3.23cm" svg:height="0.962cm" svg:x="16.74cm" svg:y="9.5cm">
            <draw:text-box>
              <text:p text:style-name="P18"><text:span text:style-name="T9">arr[3]</text:span></text:p>
            </draw:text-box>
          </draw:frame>
        </draw:g>
        <draw:frame draw:style-name="gr17" draw:text-style-name="P19" draw:layer="layout" svg:width="1.2cm" svg:height="0.963cm" svg:x="16.992cm" svg:y="8.637cm">
          <draw:text-box>
            <text:p><text:span text:style-name="T9">40</text:span></text:p>
          </draw:text-box>
        </draw:frame>
        <draw:g>
          <draw:custom-shape draw:style-name="gr20" draw:text-style-name="P21" draw:layer="layout" svg:width="1.8cm" svg:height="0.8cm" svg:x="14.175cm" svg:y="10.737cm">
            <text:p/>
            <draw:enhanced-geometry svg:viewBox="0 0 21600 21600" draw:mirror-vertical="true" draw:mirror-horizontal="false" draw:text-areas="800 800 20800 20800" draw:type="round-rectangular-callout" draw:modifiers="7531.8156579678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389cm" svg:height="0.8cm" svg:x="13.986cm" svg:y="10.737cm">
            <draw:text-box>
              <text:p><text:span text:style-name="T6">front=2</text:span></text:p>
            </draw:text-box>
          </draw:frame>
        </draw:g>
        <draw:frame draw:style-name="gr17" draw:text-style-name="P26" draw:layer="layout" svg:width="1.2cm" svg:height="0.963cm" svg:x="8.7cm" svg:y="8.601cm">
          <draw:text-box>
            <text:p><text:span text:style-name="T12">10</text:span></text:p>
          </draw:text-box>
        </draw:frame>
        <draw:g>
          <draw:custom-shape draw:style-name="gr18" draw:text-style-name="P21" draw:layer="layout" svg:width="1.817cm" svg:height="0.8cm" svg:x="16.863cm" svg:y="6.328cm">
            <text:p/>
            <draw:enhanced-geometry svg:viewBox="0 0 21600 21600" draw:mirror-horizontal="false" draw:mirror-vertical="false" draw:text-areas="800 800 20800 20800" draw:type="round-rectangular-callout" draw:modifiers="7152.47524752475 31955.0561797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9" draw:text-style-name="P22" draw:layer="layout" svg:width="2.5cm" svg:height="0.8cm" svg:x="16.634cm" svg:y="6.324cm">
            <draw:text-box>
              <text:p><text:span text:style-name="T6"><text:s/></text:span><text:span text:style-name="T6">rear=3</text:span></text:p>
            </draw:text-box>
          </draw:frame>
        </draw:g>
        <draw:frame draw:style-name="gr17" draw:text-style-name="P32" draw:layer="layout" svg:width="1.2cm" svg:height="0.963cm" svg:x="11.6cm" svg:y="8.638cm">
          <draw:text-box>
            <text:p><text:span text:style-name="T18">20</text:span></text:p>
          </draw:text-box>
        </draw:frame>
        <draw:frame draw:style-name="gr17" draw:text-style-name="P19" draw:layer="layout" svg:width="1.2cm" svg:height="0.963cm" svg:x="14.282cm" svg:y="8.606cm">
          <draw:text-box>
            <text:p><text:span text:style-name="T9">30</text:span></text:p>
          </draw:text-box>
        </draw:frame>
        <draw:g>
          <draw:custom-shape draw:style-name="gr9" draw:text-style-name="P10" draw:layer="layout" svg:width="2.33cm" svg:height="0.8cm" svg:x="14.4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348cm" svg:height="0.77cm" svg:x="14.404cm" svg:y="3.33cm">
            <draw:text-box>
              <text:p><text:span text:style-name="T6">SIZE = 4</text:span></text:p>
            </draw:text-box>
          </draw:frame>
        </draw:g>
        <draw:frame draw:style-name="gr52" draw:text-style-name="P12" draw:layer="layout" svg:width="7.984cm" svg:height="0.988cm" svg:x="1.616cm" svg:y="3.289cm">
          <draw:text-box>
            <text:list text:style-name="L4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16" draw:text-style-name="P34" draw:layer="layout" svg:width="6.2cm" svg:height="1.2cm" svg:x="1.903cm" svg:y="4.803cm">
          <text:p text:style-name="P33"><text:span text:style-name="T19">Enqueue 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6" draw:id="id46">
          <draw:path draw:style-name="gr27" draw:text-style-name="P7" draw:layer="layout" svg:width="1.41cm" svg:height="2.3cm" draw:transform="rotate (1.5707963267949) translate (12.6cm 8.5cm)" svg:viewBox="0 0 1411 2301" svg:d="M0 2301c566-197 1102-298 1329-882 150-387 118-938-307-1227l-383-192h-384-153">
            <text:p/>
          </draw:path>
          <draw:line draw:style-name="gr53" draw:text-style-name="P7" draw:layer="layout" svg:x1="12.6cm" svg:y1="8.2cm" svg:x2="12.6cm" svg:y2="8.5cm">
            <text:p/>
          </draw:line>
          <draw:line draw:style-name="gr53" draw:text-style-name="P7" draw:layer="layout" svg:x1="12.6cm" svg:y1="8.125cm" svg:x2="12.6cm" svg:y2="8.425cm">
            <text:p/>
          </draw:line>
        </draw:g>
        <draw:g xml:id="id47" draw:id="id47">
          <draw:path draw:style-name="gr27" draw:text-style-name="P7" draw:layer="layout" svg:width="1.41cm" svg:height="2.3cm" draw:transform="rotate (1.5707963267949) translate (9.704cm 8.501cm)" svg:viewBox="0 0 1411 2301" svg:d="M0 2301c566-197 1102-298 1329-882 150-387 118-938-307-1227l-383-192h-384-153">
            <text:p/>
          </draw:path>
          <draw:line draw:style-name="gr53" draw:text-style-name="P7" draw:layer="layout" svg:x1="9.704cm" svg:y1="8.201cm" svg:x2="9.704cm" svg:y2="8.501cm">
            <text:p/>
          </draw:line>
          <draw:line draw:style-name="gr53" draw:text-style-name="P7" draw:layer="layout" svg:x1="9.704cm" svg:y1="8.126cm" svg:x2="9.704cm" svg:y2="8.426cm">
            <text:p/>
          </draw:line>
        </draw:g>
        <draw:g xml:id="id45" draw:id="id45">
          <draw:path draw:style-name="gr27" draw:text-style-name="P7" draw:layer="layout" svg:width="1.41cm" svg:height="2.3cm" draw:transform="rotate (1.5707963267949) translate (15.2cm 8.606cm)" svg:viewBox="0 0 1411 2301" svg:d="M0 2301c566-197 1102-298 1329-882 150-387 118-938-307-1227l-383-192h-384-153">
            <text:p/>
          </draw:path>
          <draw:line draw:style-name="gr53" draw:text-style-name="P7" draw:layer="layout" svg:x1="15.2cm" svg:y1="8.306cm" svg:x2="15.2cm" svg:y2="8.606cm">
            <text:p/>
          </draw:line>
          <draw:line draw:style-name="gr53" draw:text-style-name="P7" draw:layer="layout" svg:x1="15.2cm" svg:y1="8.231cm" svg:x2="15.2cm" svg:y2="8.531cm">
            <text:p/>
          </draw:line>
        </draw:g>
        <draw:frame draw:style-name="gr22" draw:text-style-name="P23" draw:layer="layout" svg:width="4.088cm" svg:height="0.962cm" svg:x="2.412cm" svg:y="6.338cm">
          <draw:text-box>
            <text:p xml:id="id44" text:id="id44">enqueue(6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6.9cm" svg:height="3.465cm" svg:x="0.9cm" svg:y="10.61cm" presentation:class="title" presentation:user-transformed="true">
          <draw:text-box>
            <text:p><text:span text:style-name="T2">Circular 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xml:id="id48" text:id="id48"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54" draw:text-style-name="P35" xml:id="id49" draw:id="id49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 xml:id="id50" draw:id="id50"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 xml:id="id51" draw:id="id51">
          <draw:frame draw:style-name="gr57" draw:text-style-name="P36" draw:layer="layout" svg:width="2.025cm" svg:height="0.954cm" svg:x="17.076cm" svg:y="6.447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7cm" svg:y="9.447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6cm" svg:y="9.501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6cm" svg:y="6.447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01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7cm" svg:y1="5.901cm" svg:x2="15.199cm" svg:y2="10.701cm">
            <text:p/>
          </draw:line>
          <draw:line draw:style-name="gr59" draw:text-style-name="P38" draw:layer="layout" svg:x1="12.801cm" svg:y1="8.177cm" svg:x2="17.54cm" svg:y2="8.177cm">
            <text:p/>
          </draw:line>
          <draw:custom-shape draw:style-name="gr60" draw:text-style-name="P39" draw:layer="layout" svg:width="2.629cm" svg:height="2.8cm" svg:x="13.872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preset-property="Spokes">
                  <anim:set smil:begin="0s" smil:dur="0.001s" smil:fill="hold" smil:targetElement="id51" smil:attributeName="visibility" smil:to="visible"/>
                  <anim:transitionFilter smil:dur="2s" smil:targetElement="id51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61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custom-shape draw:style-name="gr16" draw:text-style-name="P20" xml:id="id55" draw:id="id55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4" xml:id="id52" draw:id="id52" draw:layer="layout" svg:width="2.8cm" svg:height="1.2cm" svg:x="3.4cm" svg:y="12.8cm">
          <text:p text:style-name="P13"><text:span text:style-name="T8">rear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3" draw:id="id53">
          <draw:custom-shape draw:style-name="gr63" draw:text-style-name="P40" draw:layer="layout" svg:width="2.8cm" svg:height="1.2cm" svg:x="7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4" draw:text-style-name="P41" draw:layer="layout" svg:width="3cm" svg:height="0.832cm" svg:x="7cm" svg:y="12.968cm">
            <draw:text-box>
              <text:p><text:span text:style-name="T8">front = -1</text:span></text:p>
            </draw:text-box>
          </draw:frame>
        </draw:g>
        <draw:g xml:id="id54" draw:id="id54">
          <draw:custom-shape draw:style-name="gr65" draw:text-style-name="P42" draw:layer="layout" svg:width="2.8cm" svg:height="1.2cm" svg:x="10.4cm" svg:y="1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10.3cm" svg:y="12.968cm">
            <draw:text-box>
              <text:p><text:span text:style-name="T8">count = 0</text:span></text:p>
            </draw:text-box>
          </draw:frame>
        </draw:g>
        <draw:g>
          <draw:frame draw:style-name="gr57" draw:text-style-name="P36" draw:layer="layout" svg:width="2.025cm" svg:height="0.954cm" svg:x="17.076cm" svg:y="6.447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7cm" svg:y="9.447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6cm" svg:y="9.501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6cm" svg:y="6.447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01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7cm" svg:y1="5.901cm" svg:x2="15.199cm" svg:y2="10.701cm">
            <text:p/>
          </draw:line>
          <draw:line draw:style-name="gr59" draw:text-style-name="P38" draw:layer="layout" svg:x1="12.801cm" svg:y1="8.177cm" svg:x2="17.54cm" svg:y2="8.177cm">
            <text:p/>
          </draw:line>
          <draw:custom-shape draw:style-name="gr60" draw:text-style-name="P39" draw:layer="layout" svg:width="2.629cm" svg:height="2.8cm" svg:x="13.872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67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4" draw:layer="layout" svg:width="2.8cm" svg:height="1.2cm" svg:x="3.4cm" svg:y="12.8cm">
          <text:p text:style-name="P13"><text:span text:style-name="T8">rear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3" draw:text-style-name="P40" draw:layer="layout" svg:width="2.8cm" svg:height="1.2cm" svg:x="7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4" draw:text-style-name="P41" draw:layer="layout" svg:width="3cm" svg:height="0.832cm" svg:x="7cm" svg:y="12.968cm">
            <draw:text-box>
              <text:p><text:span text:style-name="T8">front = -1</text:span></text:p>
            </draw:text-box>
          </draw:frame>
        </draw:g>
        <draw:g>
          <draw:custom-shape draw:style-name="gr65" draw:text-style-name="P42" draw:layer="layout" svg:width="2.8cm" svg:height="1.2cm" svg:x="10.4cm" svg:y="1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10.3cm" svg:y="12.968cm">
            <draw:text-box>
              <text:p><text:span text:style-name="T8">count = 0</text:span></text:p>
            </draw:text-box>
          </draw:frame>
        </draw:g>
        <draw:frame draw:style-name="gr22" draw:text-style-name="P23" draw:layer="layout" svg:width="4.088cm" svg:height="0.962cm" svg:x="2.412cm" svg:y="6.338cm">
          <draw:text-box>
            <text:p xml:id="id56" text:id="id56">enqueue(10)</text:p>
          </draw:text-box>
        </draw:frame>
        <draw:g>
          <draw:frame draw:style-name="gr57" draw:text-style-name="P36" draw:layer="layout" svg:width="2.025cm" svg:height="0.954cm" svg:x="17.076cm" svg:y="6.447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7cm" svg:y="9.447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6cm" svg:y="9.501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6cm" svg:y="6.447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01cm" svg:y="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7cm" svg:y1="5.901cm" svg:x2="15.199cm" svg:y2="10.701cm">
            <text:p/>
          </draw:line>
          <draw:line draw:style-name="gr59" draw:text-style-name="P38" draw:layer="layout" svg:x1="12.801cm" svg:y1="8.177cm" svg:x2="17.54cm" svg:y2="8.177cm">
            <text:p/>
          </draw:line>
          <draw:custom-shape draw:style-name="gr60" draw:text-style-name="P39" draw:layer="layout" svg:width="2.629cm" svg:height="2.8cm" svg:x="13.872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23" xml:id="id57" draw:id="id57" draw:layer="layout" svg:width="7.8cm" svg:height="1cm" svg:x="19.8cm" svg:y="12.2cm">
          <draw:text-box>
            <text:p>rear = (rear+1) % SIZE</text:p>
          </draw:text-box>
        </draw:frame>
        <draw:frame draw:style-name="gr68" draw:text-style-name="P23" xml:id="id58" draw:id="id58" draw:layer="layout" svg:width="7.8cm" svg:height="1cm" svg:x="19.8cm" svg:y="13.2cm">
          <draw:text-box>
            <text:p>front = (front+1) % SIZ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69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4" xml:id="id59" draw:id="id59" draw:layer="layout" svg:width="2.128cm" svg:height="0.996cm" svg:x="20cm" svg:y="6.204cm">
          <text:p text:style-name="P13"><text:span text:style-name="T8">rear=0</text:span></text:p>
          <draw:enhanced-geometry svg:viewBox="0 0 21600 21600" draw:mirror-horizontal="false" draw:mirror-vertical="false" draw:text-areas="800 800 20800 20800" draw:type="round-rectangular-callout" draw:modifiers="-11758.7599812118 10615.8475426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4" xml:id="id60" draw:id="id60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2" draw:id="id62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1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 xml:id="id61" text:id="id61"><text:span text:style-name="T8">10</text:span></text:p>
          </draw:text-box>
        </draw:frame>
        <draw:frame draw:style-name="gr22" draw:text-style-name="P23" draw:layer="layout" svg:width="4.088cm" svg:height="0.962cm" svg:x="2.412cm" svg:y="6.338cm">
          <draw:text-box>
            <text:p>enqueue(10)</text:p>
          </draw:text-box>
        </draw:frame>
        <draw:frame draw:style-name="gr68" draw:text-style-name="P23" draw:layer="layout" svg:width="7.8cm" svg:height="1cm" svg:x="19.8cm" svg:y="12.2cm">
          <draw:text-box>
            <text:p>rear = (rear+1) % SIZE</text:p>
          </draw:text-box>
        </draw:frame>
        <draw:frame draw:style-name="gr68" draw:text-style-name="P23" draw:layer="layout" svg:width="7.8cm" svg:height="1cm" svg:x="19.8cm" svg:y="13.2cm">
          <draw:text-box>
            <text:p>front = (front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3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>enqueue(20)</text:p>
          </draw:text-box>
        </draw:frame>
        <draw:custom-shape draw:style-name="gr70" draw:text-style-name="P14" xml:id="id64" draw:id="id64" draw:layer="layout" svg:width="2.128cm" svg:height="0.996cm" svg:x="20cm" svg:y="6.204cm">
          <text:p text:style-name="P13"><text:span text:style-name="T8">rear=0</text:span></text:p>
          <draw:enhanced-geometry svg:viewBox="0 0 21600 21600" draw:mirror-horizontal="false" draw:mirror-vertical="false" draw:text-areas="800 800 20800 20800" draw:type="round-rectangular-callout" draw:modifiers="-11758.7599812118 10615.8475426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4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1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><text:span text:style-name="T8">10</text:span></text:p>
          </draw:text-box>
        </draw:frame>
        <draw:custom-shape draw:style-name="gr70" draw:text-style-name="P14" xml:id="id65" draw:id="id65" draw:layer="layout" svg:width="2.128cm" svg:height="0.996cm" svg:x="19.872cm" svg:y="9.604cm">
          <text:p text:style-name="P13"><text:span text:style-name="T8">rear=1</text:span></text:p>
          <draw:enhanced-geometry svg:viewBox="0 0 21600 21600" draw:mirror-horizontal="false" draw:mirror-vertical="false" draw:text-areas="800 800 20800 20800" draw:type="round-rectangular-callout" draw:modifiers="-11758.7599812118 10615.8475426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23" draw:layer="layout" svg:width="7.8cm" svg:height="1cm" svg:x="19.8cm" svg:y="12.2cm">
          <draw:text-box>
            <text:p xml:id="id63" text:id="id63">rear = (rear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6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4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7" draw:id="id67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2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><text:span text:style-name="T8">10</text:span></text:p>
          </draw:text-box>
        </draw:frame>
        <draw:custom-shape draw:style-name="gr70" draw:text-style-name="P14" draw:layer="layout" svg:width="2.128cm" svg:height="0.996cm" svg:x="19.872cm" svg:y="9.604cm">
          <text:p text:style-name="P13"><text:span text:style-name="T8">rear=1</text:span></text:p>
          <draw:enhanced-geometry svg:viewBox="0 0 21600 21600" draw:mirror-horizontal="false" draw:mirror-vertical="false" draw:text-areas="800 800 20800 20800" draw:type="round-rectangular-callout" draw:modifiers="-11758.7599812118 10615.8475426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 xml:id="id66" text:id="id66"><text:span text:style-name="T8">20</text:span></text:p>
          </draw:text-box>
        </draw:frame>
        <draw:frame draw:style-name="gr22" draw:text-style-name="P23" draw:layer="layout" svg:width="4.088cm" svg:height="0.962cm" svg:x="2.412cm" svg:y="6.338cm">
          <draw:text-box>
            <text:p>enqueue(20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5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68" text:id="id68">enqueue(30)</text:p>
          </draw:text-box>
        </draw:frame>
        <draw:custom-shape draw:style-name="gr71" draw:text-style-name="P44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73" draw:id="id73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3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><text:span text:style-name="T8">10</text:span></text:p>
          </draw:text-box>
        </draw:frame>
        <draw:custom-shape draw:style-name="gr70" draw:text-style-name="P14" xml:id="id70" draw:id="id70" draw:layer="layout" svg:width="2.128cm" svg:height="0.996cm" svg:x="19.872cm" svg:y="9.604cm">
          <text:p text:style-name="P13"><text:span text:style-name="T8">rear=1</text:span></text:p>
          <draw:enhanced-geometry svg:viewBox="0 0 21600 21600" draw:mirror-horizontal="false" draw:mirror-vertical="false" draw:text-areas="800 800 20800 20800" draw:type="round-rectangular-callout" draw:modifiers="-11758.7599812118 10615.8475426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><text:span text:style-name="T8">20</text:span></text:p>
          </draw:text-box>
        </draw:frame>
        <draw:custom-shape draw:style-name="gr70" draw:text-style-name="P14" xml:id="id71" draw:id="id71" draw:layer="layout" svg:width="2.128cm" svg:height="0.996cm" svg:x="8.661cm" svg:y="10.101cm">
          <text:p text:style-name="P13"><text:span text:style-name="T8">rear=2</text:span></text:p>
          <draw:enhanced-geometry svg:viewBox="0 0 21600 21600" draw:mirror-horizontal="true" draw:mirror-vertical="false" draw:text-areas="800 800 20800 20800" draw:type="round-rectangular-callout" draw:modifiers="-9932.55049318929 1473.21965897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3.271cm" svg:y="9.169cm">
          <draw:text-box>
            <text:p xml:id="id72" text:id="id72"><text:span text:style-name="T8">30</text:span></text:p>
          </draw:text-box>
        </draw:frame>
        <draw:frame draw:style-name="gr68" draw:text-style-name="P23" draw:layer="layout" svg:width="7.8cm" svg:height="1cm" svg:x="19.8cm" svg:y="12.2cm">
          <draw:text-box>
            <text:p xml:id="id69" text:id="id69">rear = (rear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69" anim:sub-item="text" smil:attributeName="color" smil:to="#333399" anim:color-interpolation="rgb" anim:color-interpolation-direction="clockwi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6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74" text:id="id74">enqueue(40)</text:p>
          </draw:text-box>
        </draw:frame>
        <draw:custom-shape draw:style-name="gr71" draw:text-style-name="P44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79" draw:id="id79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4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><text:span text:style-name="T8">10</text:span></text:p>
          </draw:text-box>
        </draw:frame>
        <draw:custom-shape draw:style-name="gr70" draw:text-style-name="P14" xml:id="id77" draw:id="id77" draw:layer="layout" svg:width="2.128cm" svg:height="0.996cm" svg:x="9cm" svg:y="7.2cm">
          <text:p text:style-name="P13"><text:span text:style-name="T8">rear=3</text:span></text:p>
          <draw:enhanced-geometry svg:viewBox="0 0 21600 21600" draw:mirror-horizontal="true" draw:mirror-vertical="false" draw:text-areas="800 800 20800 20800" draw:type="round-rectangular-callout" draw:modifiers="-7304.83795209018 2686.45937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><text:span text:style-name="T8">20</text:span></text:p>
          </draw:text-box>
        </draw:frame>
        <draw:custom-shape draw:style-name="gr70" draw:text-style-name="P14" xml:id="id76" draw:id="id76" draw:layer="layout" svg:width="2.128cm" svg:height="0.996cm" svg:x="8.661cm" svg:y="10.101cm">
          <text:p text:style-name="P13"><text:span text:style-name="T8">rear=2</text:span></text:p>
          <draw:enhanced-geometry svg:viewBox="0 0 21600 21600" draw:mirror-horizontal="true" draw:mirror-vertical="false" draw:text-areas="800 800 20800 20800" draw:type="round-rectangular-callout" draw:modifiers="-9932.55049318929 1473.21965897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3.271cm" svg:y="6.569cm">
          <draw:text-box>
            <text:p xml:id="id78" text:id="id78"><text:span text:style-name="T8">40</text:span></text:p>
          </draw:text-box>
        </draw:frame>
        <draw:frame draw:style-name="gr72" draw:text-style-name="P45" draw:layer="layout" svg:width="1.129cm" svg:height="0.831cm" svg:x="13.272cm" svg:y="9.17cm">
          <draw:text-box>
            <text:p><text:span text:style-name="T8">30</text:span></text:p>
          </draw:text-box>
        </draw:frame>
        <draw:frame draw:style-name="gr68" draw:text-style-name="P23" draw:layer="layout" svg:width="7.8cm" svg:height="1cm" svg:x="19.8cm" svg:y="12.2cm">
          <draw:text-box>
            <text:p xml:id="id75" text:id="id75">rear = (rear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7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7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 xml:id="id82" draw:id="id82"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3" draw:layer="layout" svg:width="4.088cm" svg:height="0.962cm" svg:x="2.412cm" svg:y="6.338cm">
          <draw:text-box>
            <text:p xml:id="id80" text:id="id80">enqueue(50)</text:p>
          </draw:text-box>
        </draw:frame>
        <draw:custom-shape draw:style-name="gr71" draw:text-style-name="P44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81" draw:id="id81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4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><text:span text:style-name="T8">10</text:span></text:p>
          </draw:text-box>
        </draw:frame>
        <draw:custom-shape draw:style-name="gr70" draw:text-style-name="P14" draw:layer="layout" svg:width="2.128cm" svg:height="0.996cm" svg:x="9cm" svg:y="7.2cm">
          <text:p text:style-name="P13"><text:span text:style-name="T8">rear=3</text:span></text:p>
          <draw:enhanced-geometry svg:viewBox="0 0 21600 21600" draw:mirror-horizontal="true" draw:mirror-vertical="false" draw:text-areas="800 800 20800 20800" draw:type="round-rectangular-callout" draw:modifiers="-7304.83795209018 2686.45937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><text:span text:style-name="T8">20</text:span></text:p>
          </draw:text-box>
        </draw:frame>
        <draw:frame draw:style-name="gr72" draw:text-style-name="P45" draw:layer="layout" svg:width="1.129cm" svg:height="0.831cm" svg:x="13.271cm" svg:y="6.569cm">
          <draw:text-box>
            <text:p><text:span text:style-name="T8">40</text:span></text:p>
          </draw:text-box>
        </draw:frame>
        <draw:frame draw:style-name="gr72" draw:text-style-name="P45" draw:layer="layout" svg:width="1.129cm" svg:height="0.831cm" svg:x="13.272cm" svg:y="9.17cm">
          <draw:text-box>
            <text:p><text:span text:style-name="T8">30</text:span></text:p>
          </draw:text-box>
        </draw:frame>
        <draw:frame draw:style-name="gr78" draw:text-style-name="P46" draw:layer="layout" svg:width="4.481cm" svg:height="0.988cm" svg:x="19.6cm" svg:y="1.5cm">
          <draw:text-box>
            <text:p xml:id="id83" text:id="id83"><text:span text:style-name="T22">Queue is f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81" smil:keySplines="0,0;0.2,0.5;0.8,0.5;1,0" smil:type="fade" smil:subtype="crossfade" smil:mode="out"/>
                  <anim:animateTransform smil:dur="0.0625s" smil:fill="hold" smil:autoReverse="true" smil:targetElement="id81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82" smil:keySplines="0,0;0.2,0.5;0.8,0.5;1,0" smil:type="fade" smil:subtype="crossfade" smil:mode="out"/>
                  <anim:animateTransform smil:dur="0.25s" smil:fill="hold" smil:autoReverse="true" smil:targetElement="id82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79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86" draw:id="id86" draw:layer="layout" svg:width="2.128cm" svg:height="0.996cm" svg:x="18.6cm" svg:y="4.8cm">
          <text:p text:style-name="P43"><text:span text:style-name="T21">front=0</text:span></text:p>
          <draw:enhanced-geometry svg:viewBox="0 0 21600 21600" draw:mirror-horizontal="false" draw:mirror-vertical="false" draw:text-areas="800 800 20800 20800" draw:type="round-rectangular-callout" draw:modifiers="-16354.7205260686 27059.578736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89" draw:id="id89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4</text:span></text:p>
            </draw:text-box>
          </draw:frame>
        </draw:g>
        <draw:frame draw:style-name="gr72" draw:text-style-name="P45" draw:layer="layout" svg:width="1.129cm" svg:height="0.831cm" svg:x="15.86cm" svg:y="6.658cm">
          <draw:text-box>
            <text:p xml:id="id88" text:id="id88"><text:span text:style-name="T8">10</text:span></text:p>
          </draw:text-box>
        </draw:frame>
        <draw:custom-shape draw:style-name="gr70" draw:text-style-name="P14" draw:layer="layout" svg:width="2.128cm" svg:height="0.996cm" svg:x="9cm" svg:y="7.2cm">
          <text:p text:style-name="P13"><text:span text:style-name="T8">rear=3</text:span></text:p>
          <draw:enhanced-geometry svg:viewBox="0 0 21600 21600" draw:mirror-horizontal="true" draw:mirror-vertical="false" draw:text-areas="800 800 20800 20800" draw:type="round-rectangular-callout" draw:modifiers="-7304.83795209018 2686.45937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><text:span text:style-name="T8">20</text:span></text:p>
          </draw:text-box>
        </draw:frame>
        <draw:frame draw:style-name="gr72" draw:text-style-name="P45" draw:layer="layout" svg:width="1.129cm" svg:height="0.831cm" svg:x="13.271cm" svg:y="6.569cm">
          <draw:text-box>
            <text:p><text:span text:style-name="T8">40</text:span></text:p>
          </draw:text-box>
        </draw:frame>
        <draw:frame draw:style-name="gr72" draw:text-style-name="P45" draw:layer="layout" svg:width="1.129cm" svg:height="0.831cm" svg:x="13.272cm" svg:y="9.17cm">
          <draw:text-box>
            <text:p><text:span text:style-name="T8">30</text:span></text:p>
          </draw:text-box>
        </draw:frame>
        <draw:custom-shape draw:style-name="gr71" draw:text-style-name="P44" xml:id="id87" draw:id="id87" draw:layer="layout" svg:width="2.128cm" svg:height="0.996cm" svg:x="19.872cm" svg:y="9cm">
          <text:p text:style-name="P43"><text:span text:style-name="T21">front=1</text:span></text:p>
          <draw:enhanced-geometry svg:viewBox="0 0 21600 21600" draw:mirror-horizontal="false" draw:mirror-vertical="false" draw:text-areas="800 800 20800 20800" draw:type="round-rectangular-callout" draw:modifiers="-10764.4903710662 19346.8405215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0" draw:id="id90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3</text:span></text:p>
            </draw:text-box>
          </draw:frame>
        </draw:g>
        <draw:frame draw:style-name="gr22" draw:text-style-name="P23" draw:layer="layout" svg:width="4.088cm" svg:height="0.962cm" svg:x="2.412cm" svg:y="6.338cm">
          <draw:text-box>
            <text:p xml:id="id84" text:id="id84">dequeue()</text:p>
          </draw:text-box>
        </draw:frame>
        <draw:frame draw:style-name="gr68" draw:text-style-name="P23" draw:layer="layout" svg:width="7.8cm" svg:height="1cm" svg:x="19.8cm" svg:y="13.2cm">
          <draw:text-box>
            <text:p xml:id="id85" text:id="id85">front = (front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8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88" anim:sub-item="text" smil:attributeName="color" smil:to="#cccccc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80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De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94" draw:id="id94" draw:layer="layout" svg:width="2.128cm" svg:height="0.996cm" svg:x="9.072cm" svg:y="10.204cm">
          <text:p text:style-name="P43"><text:span text:style-name="T21">front=2</text:span></text:p>
          <draw:enhanced-geometry svg:viewBox="0 0 21600 21600" draw:mirror-horizontal="false" draw:mirror-vertical="false" draw:text-areas="800 800 20800 20800" draw:type="round-rectangular-callout" draw:modifiers="30112.1653358384 758.27482447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5" draw:id="id95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3</text:span></text:p>
            </draw:text-box>
          </draw:frame>
        </draw:g>
        <draw:frame draw:style-name="gr72" draw:text-style-name="P47" draw:layer="layout" svg:width="1.129cm" svg:height="0.831cm" svg:x="15.86cm" svg:y="6.658cm">
          <draw:text-box>
            <text:p><text:span text:style-name="T23">10</text:span></text:p>
          </draw:text-box>
        </draw:frame>
        <draw:custom-shape draw:style-name="gr70" draw:text-style-name="P14" draw:layer="layout" svg:width="2.128cm" svg:height="0.996cm" svg:x="9cm" svg:y="7.2cm">
          <text:p text:style-name="P13"><text:span text:style-name="T8">rear=3</text:span></text:p>
          <draw:enhanced-geometry svg:viewBox="0 0 21600 21600" draw:mirror-horizontal="true" draw:mirror-vertical="false" draw:text-areas="800 800 20800 20800" draw:type="round-rectangular-callout" draw:modifiers="-7304.83795209018 2686.45937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5" draw:layer="layout" svg:width="1.129cm" svg:height="0.831cm" svg:x="16cm" svg:y="9.169cm">
          <draw:text-box>
            <text:p xml:id="id96" text:id="id96"><text:span text:style-name="T8">20</text:span></text:p>
          </draw:text-box>
        </draw:frame>
        <draw:frame draw:style-name="gr72" draw:text-style-name="P45" draw:layer="layout" svg:width="1.129cm" svg:height="0.831cm" svg:x="13.271cm" svg:y="6.569cm">
          <draw:text-box>
            <text:p><text:span text:style-name="T8">40</text:span></text:p>
          </draw:text-box>
        </draw:frame>
        <draw:frame draw:style-name="gr72" draw:text-style-name="P45" draw:layer="layout" svg:width="1.129cm" svg:height="0.831cm" svg:x="13.272cm" svg:y="9.17cm">
          <draw:text-box>
            <text:p><text:span text:style-name="T8">30</text:span></text:p>
          </draw:text-box>
        </draw:frame>
        <draw:custom-shape draw:style-name="gr71" draw:text-style-name="P44" xml:id="id93" draw:id="id93" draw:layer="layout" svg:width="2.128cm" svg:height="0.996cm" svg:x="19.872cm" svg:y="9cm">
          <text:p text:style-name="P43"><text:span text:style-name="T21">front=1</text:span></text:p>
          <draw:enhanced-geometry svg:viewBox="0 0 21600 21600" draw:mirror-horizontal="false" draw:mirror-vertical="false" draw:text-areas="800 800 20800 20800" draw:type="round-rectangular-callout" draw:modifiers="-10764.4903710662 19346.8405215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7" draw:id="id97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2</text:span></text:p>
            </draw:text-box>
          </draw:frame>
        </draw:g>
        <draw:frame draw:style-name="gr22" draw:text-style-name="P23" draw:layer="layout" svg:width="4.088cm" svg:height="0.962cm" svg:x="2.412cm" svg:y="6.338cm">
          <draw:text-box>
            <text:p xml:id="id91" text:id="id91">dequeue()</text:p>
          </draw:text-box>
        </draw:frame>
        <draw:frame draw:style-name="gr68" draw:text-style-name="P23" draw:layer="layout" svg:width="7.8cm" svg:height="1cm" svg:x="19.8cm" svg:y="13.2cm">
          <draw:text-box>
            <text:p xml:id="id92" text:id="id92">front = (front+1) % SIZ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92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96" anim:sub-item="text" smil:attributeName="color" smil:to="#cccccc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 text:style-name="P15"><text:span text:style-name="T3">Data Structure –Queue </text:span><text:span text:style-name="T4"><text:line-break/></text:span><text:span text:style-name="T4">Circular Queue</text:span></text:p>
          </draw:text-box>
        </draw:frame>
        <draw:frame draw:style-name="gr81" draw:text-style-name="P35" draw:layer="layout" svg:width="5cm" svg:height="0.975cm" svg:x="1.5cm" svg:y="3.225cm">
          <draw:text-box>
            <text:list text:style-name="L4">
              <text:list-item>
                <text:p text:style-name="P8"><text:span text:style-name="T20">int arr[SIZE]</text:span></text:p>
              </text:list-item>
            </text:list>
          </draw:text-box>
        </draw:frame>
        <draw:g>
          <draw:custom-shape draw:style-name="gr55" draw:text-style-name="P10" draw:layer="layout" svg:width="2.33cm" svg:height="0.7cm" svg:x="13.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1" draw:layer="layout" svg:width="2.348cm" svg:height="0.747cm" svg:x="13.904cm" svg:y="3.327cm">
            <draw:text-box>
              <text:p><text:span text:style-name="T6">SIZE = 4</text:span></text:p>
            </draw:text-box>
          </draw:frame>
        </draw:g>
        <draw:g>
          <draw:frame draw:style-name="gr57" draw:text-style-name="P36" draw:layer="layout" svg:width="2.025cm" svg:height="0.954cm" svg:x="17.075cm" svg:y="6.446cm">
            <draw:text-box>
              <text:p text:style-name="P18"><text:span text:style-name="T9">arr[0]</text:span></text:p>
            </draw:text-box>
          </draw:frame>
          <draw:frame draw:style-name="gr57" draw:text-style-name="P36" draw:layer="layout" svg:width="2.024cm" svg:height="0.954cm" svg:x="16.976cm" svg:y="9.446cm">
            <draw:text-box>
              <text:p text:style-name="P18"><text:span text:style-name="T9">arr[1]</text:span></text:p>
            </draw:text-box>
          </draw:frame>
          <draw:frame draw:style-name="gr57" draw:text-style-name="P36" draw:layer="layout" svg:width="2.225cm" svg:height="0.954cm" svg:x="11.475cm" svg:y="9.5cm">
            <draw:text-box>
              <text:p text:style-name="P18"><text:span text:style-name="T9">arr[2]</text:span></text:p>
            </draw:text-box>
          </draw:frame>
          <draw:frame draw:style-name="gr57" draw:text-style-name="P36" draw:layer="layout" svg:width="2.025cm" svg:height="0.954cm" svg:x="11.375cm" svg:y="6.446cm">
            <draw:text-box>
              <text:p text:style-name="P18"><text:span text:style-name="T9">arr[3]</text:span></text:p>
            </draw:text-box>
          </draw:frame>
          <draw:custom-shape draw:style-name="gr58" draw:text-style-name="P37" draw:layer="layout" svg:width="4.739cm" svg:height="4.8cm" svg:x="12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38" draw:layer="layout" svg:x1="15.236cm" svg:y1="5.9cm" svg:x2="15.198cm" svg:y2="10.7cm">
            <text:p/>
          </draw:line>
          <draw:line draw:style-name="gr59" draw:text-style-name="P38" draw:layer="layout" svg:x1="12.8cm" svg:y1="8.176cm" svg:x2="17.539cm" svg:y2="8.176cm">
            <text:p/>
          </draw:line>
          <draw:custom-shape draw:style-name="gr60" draw:text-style-name="P39" draw:layer="layout" svg:width="2.629cm" svg:height="2.8cm" svg:x="13.87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20" draw:layer="layout" svg:width="6.2cm" svg:height="1.2cm" svg:x="1.902cm" svg:y="4.802cm">
          <text:p text:style-name="P16">Enqueue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draw:layer="layout" svg:width="2.128cm" svg:height="0.996cm" svg:x="9.072cm" svg:y="10.204cm">
          <text:p text:style-name="P43"><text:span text:style-name="T21">front=2</text:span></text:p>
          <draw:enhanced-geometry svg:viewBox="0 0 21600 21600" draw:mirror-horizontal="false" draw:mirror-vertical="false" draw:text-areas="800 800 20800 20800" draw:type="round-rectangular-callout" draw:modifiers="30112.1653358384 758.27482447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04" draw:id="id104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3</text:span></text:p>
            </draw:text-box>
          </draw:frame>
        </draw:g>
        <draw:frame draw:style-name="gr72" draw:text-style-name="P47" draw:layer="layout" svg:width="1.129cm" svg:height="0.831cm" svg:x="15.86cm" svg:y="6.658cm">
          <draw:text-box>
            <text:p xml:id="id101" text:id="id101"><text:span text:style-name="T23">10</text:span></text:p>
          </draw:text-box>
        </draw:frame>
        <draw:custom-shape draw:style-name="gr70" draw:text-style-name="P14" xml:id="id99" draw:id="id99" draw:layer="layout" svg:width="2.128cm" svg:height="0.996cm" svg:x="9cm" svg:y="7.2cm">
          <text:p text:style-name="P13"><text:span text:style-name="T8">rear=3</text:span></text:p>
          <draw:enhanced-geometry svg:viewBox="0 0 21600 21600" draw:mirror-horizontal="true" draw:mirror-vertical="false" draw:text-areas="800 800 20800 20800" draw:type="round-rectangular-callout" draw:modifiers="-7304.83795209018 2686.45937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7" draw:layer="layout" svg:width="1.129cm" svg:height="0.831cm" svg:x="16cm" svg:y="9.169cm">
          <draw:text-box>
            <text:p><text:span text:style-name="T23">20</text:span></text:p>
          </draw:text-box>
        </draw:frame>
        <draw:frame draw:style-name="gr72" draw:text-style-name="P45" draw:layer="layout" svg:width="1.129cm" svg:height="0.831cm" svg:x="13.271cm" svg:y="6.569cm">
          <draw:text-box>
            <text:p><text:span text:style-name="T8">40</text:span></text:p>
          </draw:text-box>
        </draw:frame>
        <draw:frame draw:style-name="gr72" draw:text-style-name="P45" draw:layer="layout" svg:width="1.129cm" svg:height="0.831cm" svg:x="13.272cm" svg:y="9.17cm">
          <draw:text-box>
            <text:p><text:span text:style-name="T8">30</text:span></text:p>
          </draw:text-box>
        </draw:frame>
        <draw:g xml:id="id103" draw:id="id103">
          <draw:custom-shape draw:style-name="gr65" draw:text-style-name="P42" draw:layer="layout" svg:width="2.8cm" svg:height="1.2cm" svg:x="22.5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41" draw:layer="layout" svg:width="3.2cm" svg:height="0.831cm" svg:x="22.4cm" svg:y="2.968cm">
            <draw:text-box>
              <text:p><text:span text:style-name="T8">count = 2</text:span></text:p>
            </draw:text-box>
          </draw:frame>
        </draw:g>
        <draw:custom-shape draw:style-name="gr70" draw:text-style-name="P14" xml:id="id100" draw:id="id100" draw:layer="layout" svg:width="2.128cm" svg:height="0.996cm" svg:x="19.572cm" svg:y="5.604cm">
          <text:p text:style-name="P13"><text:span text:style-name="T8">rear=0</text:span></text:p>
          <draw:enhanced-geometry svg:viewBox="0 0 21600 21600" draw:mirror-horizontal="true" draw:mirror-vertical="false" draw:text-areas="800 800 20800 20800" draw:type="round-rectangular-callout" draw:modifiers="28225.0821982151 19173.5205616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48" draw:layer="layout" svg:width="1.129cm" svg:height="0.831cm" svg:x="15.971cm" svg:y="6.669cm">
          <draw:text-box>
            <text:p xml:id="id102" text:id="id102"><text:span text:style-name="T24">80</text:span></text:p>
          </draw:text-box>
        </draw:frame>
        <draw:frame draw:style-name="gr68" draw:text-style-name="P23" draw:layer="layout" svg:width="7.8cm" svg:height="1cm" svg:x="19.8cm" svg:y="12.2cm">
          <draw:text-box>
            <text:p xml:id="id98" text:id="id98">rear = (rear+1) % SIZE</text:p>
          </draw:text-box>
        </draw:frame>
        <draw:frame draw:style-name="gr22" draw:text-style-name="P23" draw:layer="layout" svg:width="4.088cm" svg:height="0.962cm" svg:x="2.412cm" svg:y="6.338cm">
          <draw:text-box>
            <text:p>enqueue(8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2">Circular Queue -Algorith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15H10M40S</meta:editing-duration>
    <meta:editing-cycles>152</meta:editing-cycles>
    <meta:generator>LibreOffice/7.3.2.2$Windows_X86_64 LibreOffice_project/49f2b1bff42cfccbd8f788c8dc32c1c309559be0</meta:generator>
    <dc:title>Bright Blue</dc:title>
    <dc:date>2022-09-22T19:02:00.286000000</dc:date>
    <meta:document-statistic meta:object-count="781"/>
    <meta:template xlink:type="simple" xlink:actuate="onRequest" xlink:title="Bright Blue" xlink:href="../R05_Flowchart.odp" meta:date="2020-04-08T20:36:48.497255069"/>
  </office:meta>
</office:document-meta>
</file>